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5.5cm" fo:min-width="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87cm"/>
      <style:paragraph-properties style:writing-mode="lr-tb"/>
    </style:style>
    <style:style style:name="gr5" style:family="graphic" style:parent-style-name="standard">
      <style:graphic-properties draw:fill-color="#fffffe" draw:textarea-horizontal-align="justify" draw:textarea-vertical-align="middle" draw:auto-grow-height="false" fo:min-height="0.812cm" fo:min-width="0.56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5cm" fo:min-width="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fffffe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15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5cm" svg:height="0.962cm" svg:x="1.5cm" svg:y="5.527cm">
          <draw:text-box>
            <text:p>Jérôme Semik</text:p>
          </draw:text-box>
        </draw:frame>
        <draw:frame draw:style-name="gr3" draw:text-style-name="P4" draw:layer="layout" svg:width="12.5cm" svg:height="1.427cm" svg:x="1.5cm" svg:y="7.427cm">
          <draw:text-box>
            <text:p text:style-name="P3"><text:span text:style-name="T1">Projets IT pour la gestion des risques et la conformité</text:span></text:p>
          </draw:text-box>
        </draw:frame>
        <draw:frame draw:style-name="gr4" draw:text-style-name="P6" draw:layer="layout" svg:width="11.2cm" svg:height="7.037cm" svg:x="16.1cm" svg:y="8cm">
          <draw:text-box>
            <text:p text:style-name="P5"><text:span text:style-name="T2">En tant que gestionnaire des risques et de la conformité, j’ai conçu et déployé de nombreux outils informatiques experts. </text:span></text:p>
            <text:p text:style-name="P5"><text:span text:style-name="T2"/></text:p>
            <text:p text:style-name="P5"><text:span text:style-name="T2">Très attiré par la technologie, j’ai complété mon expertise professionnelle en me formant au développement web. </text:span></text:p>
            <text:p text:style-name="P5"><text:span text:style-name="T2"/></text:p>
            <text:p text:style-name="P5"><text:span text:style-name="T2">Ensemble, construisons les outils pour gérer efficacement vos risques et votre conformité réglementaire</text:span></text:p>
          </draw:text-box>
        </draw:frame>
        <draw:custom-shape draw:style-name="gr5" draw:text-style-name="P7" draw:layer="layout" svg:width="1.5cm" svg:height="1.5cm" svg:x="20.9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9" draw:layer="layout" svg:width="5.5cm" svg:height="1cm" svg:x="12.5cm" svg:y="14.5cm">
          <text:p text:style-name="P8"><text:span text:style-name="T2">Voir mes proje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SimSun" style:font-family-asian="NSimSu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5T19:06:14.187000000</meta:creation-date>
    <dc:date>2023-11-05T20:39:06.682000000</dc:date>
    <meta:editing-duration>PT1H12M12S</meta:editing-duration>
    <meta:editing-cycles>1</meta:editing-cycles>
    <meta:document-statistic meta:object-count="29"/>
    <meta:generator>LibreOffice/7.3.7.2$Windows_X86_64 LibreOffice_project/e114eadc50a9ff8d8c8a0567d6da8f454beeb84f</meta:generator>
  </office:meta>
</office:document-meta>
</file>